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loext:decorative="false" style:run-through="foreground" style:vertical-pos="top" style:vertical-rel="paragraph" style:horizontal-pos="left" style:horizontal-rel="paragraph"/>
    </style:style>
    <style:style style:name="gr2" style:family="graphic">
      <style:graphic-properties draw:textarea-vertical-align="middle" fo:background-color="#ffffff" fo:border="solid" loext:decorative="false"/>
    </style:style>
    <style:style style:name="gr3" style:family="graphic">
      <style:graphic-properties fo:background-color="#ffffff" fo:border="solid" loext:decorative="false"/>
    </style:style>
    <style:style style:name="gr4" style:family="graphic">
      <style:graphic-properties loext:decorative="false" style:run-through="foreground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" form:control-implementation="ooo:com.sun.star.form.component.FixedText" xml:id="control1" form:id="control1" form:label="Name"/>
          <form:text form:name="Text Box 1" form:control-implementation="ooo:com.sun.star.form.component.TextField" xml:id="control2" form:id="control2" form:max-length="25" form:data-field="Na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Surname" form:control-implementation="ooo:com.sun.star.form.component.FixedText" xml:id="control3" form:id="control3" form:label="Surname" form:for="control4"/>
          <form:text form:name="Surname" form:control-implementation="ooo:com.sun.star.form.component.TextField" xml:id="control4" form:id="control4" form:tab-index="1" form:max-length="25" form:data-field="Surna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.O.B" form:control-implementation="ooo:com.sun.star.form.component.FixedText" xml:id="control5" form:id="control5" form:label="D.O.B" form:for="control6"/>
          <form:text form:name="D.O.B" form:control-implementation="ooo:com.sun.star.form.component.TextField" xml:id="control6" form:id="control6" form:tab-index="2" form:max-length="25" form:data-field="D.O.B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ge" form:control-implementation="ooo:com.sun.star.form.component.FixedText" xml:id="control7" form:id="control7" form:label="Age"/>
          <form:text form:name="Age" form:control-implementation="ooo:com.sun.star.form.component.TextField" xml:id="control8" form:id="control8" form:tab-index="3" form:max-length="3" form:data-field="Ag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Sex" form:control-implementation="ooo:com.sun.star.form.component.FixedText" xml:id="control9" form:id="control9" form:label="Sex" form:for="control10"/>
          <form:text form:name="Sex" form:control-implementation="ooo:com.sun.star.form.component.TextField" xml:id="control10" form:id="control10" form:tab-index="4" form:max-length="10" form:data-field="Ag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Sex" form:control-implementation="ooo:com.sun.star.form.component.FixedText" xml:id="control11" form:id="control11" form:label="Sex"/>
          <form:text form:name="Sex" form:control-implementation="ooo:com.sun.star.form.component.TextField" xml:id="control12" form:id="control12" form:tab-index="4" form:max-length="10" form:data-field="Ag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DrawObject1" draw:style-name="gr1"><draw:control draw:name="Control 1" draw:style-name="gr2" draw:text-style-name="P1" svg:width="2.001cm" svg:height="1.001cm" svg:x="0cm" svg:y="0cm" draw:control="control1"/><draw:control draw:name="Control 2" draw:style-name="gr3" draw:text-style-name="P2" svg:width="2.001cm" svg:height="1.001cm" svg:x="2.251cm" svg:y="0cm" draw:control="control2"/></draw:g><draw:g text:anchor-type="paragraph" draw:z-index="1" draw:name="DrawObject 1" draw:style-name="gr4"><draw:control draw:name="Control 5" draw:style-name="gr2" draw:text-style-name="P1" svg:width="2.001cm" svg:height="1.001cm" svg:x="0cm" svg:y="1.251cm" draw:control="control3"/><draw:control draw:name="Control 6" draw:style-name="gr3" draw:text-style-name="P2" svg:width="2.001cm" svg:height="1.001cm" svg:x="2.251cm" svg:y="1.251cm" draw:control="control4"/></draw:g><draw:g text:anchor-type="paragraph" draw:z-index="2" draw:name="DrawObject 2" draw:style-name="gr4"><draw:control draw:name="Control 3" draw:style-name="gr2" draw:text-style-name="P1" svg:width="2.001cm" svg:height="1.001cm" svg:x="0cm" svg:y="2.499cm" draw:control="control5"/><draw:control draw:name="Control 4" draw:style-name="gr3" draw:text-style-name="P2" svg:width="1.952cm" svg:height="1.001cm" svg:x="2.251cm" svg:y="2.499cm" draw:control="control6"/></draw:g><draw:g text:anchor-type="paragraph" draw:z-index="3" draw:name="DrawObject 3" draw:style-name="gr4"><draw:control draw:name="Control 7" draw:style-name="gr2" draw:text-style-name="P1" svg:width="2.001cm" svg:height="1.001cm" svg:x="0cm" svg:y="3.76cm" draw:control="control7"/><draw:control draw:name="Control 8" draw:style-name="gr3" draw:text-style-name="P2" svg:width="2.001cm" svg:height="1.001cm" svg:x="2.251cm" svg:y="3.748cm" draw:control="control8"/></draw:g><draw:g text:anchor-type="paragraph" draw:z-index="4" draw:name="DrawObject 4" draw:style-name="gr4"><draw:control draw:name="Control 9" draw:style-name="gr2" draw:text-style-name="P1" svg:width="2.001cm" svg:height="1.001cm" svg:x="0cm" svg:y="4.999cm" draw:control="control9"/><draw:control draw:name="Control 10" draw:style-name="gr3" draw:text-style-name="P2" svg:width="2.001cm" svg:height="1.001cm" svg:x="2.251cm" svg:y="5.001cm" draw:control="control10"/></draw:g><draw:g text:anchor-type="paragraph" draw:z-index="5" draw:name="DrawObject 5" draw:style-name="gr4"><draw:control draw:name="Control 11" draw:style-name="gr2" draw:text-style-name="P1" svg:width="2.001cm" svg:height="1.001cm" svg:x="0.224cm" svg:y="6.248cm" draw:control="control11"/><draw:control draw:name="Control 12" draw:style-name="gr3" draw:text-style-name="P2" svg:width="2.001cm" svg:height="1.001cm" svg:x="2.475cm" svg:y="6.25cm" draw:control="control12"/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21:16:16.216090900</meta:creation-date>
    <dc:date>2025-07-21T21:38:59.684540400</dc:date>
    <meta:editing-duration>PT22M41S</meta:editing-duration>
    <meta:editing-cycles>8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